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6996a"/>
    </style:style>
    <style:style style:name="P4" style:family="paragraph" style:parent-style-name="Standard">
      <style:text-properties officeooo:rsid="0015f15a" officeooo:paragraph-rsid="0015f15a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officeooo:rsid="00165cfd" officeooo:paragraph-rsid="00165cfd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text-properties officeooo:paragraph-rsid="00165cfd"/>
    </style:style>
    <style:style style:name="P9" style:family="paragraph" style:parent-style-name="Text_20_body" style:list-style-name="L6">
      <style:text-properties officeooo:paragraph-rsid="00165cfd"/>
    </style:style>
    <style:style style:name="T1" style:family="text">
      <style:text-properties officeooo:rsid="0015f15a"/>
    </style:style>
    <style:style style:name="T2" style:family="text">
      <style:text-properties officeooo:rsid="00165c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7_1654951492" text:style-name="Index_20_Link" text:visited-style-name="Index_20_Link">1 El reto<text:tab/>1</text:a></text:p>
          <text:p text:style-name="P1"><text:a xlink:type="simple" xlink:href="#__RefHeading___Toc119_1654951492" text:style-name="Index_20_Link" text:visited-style-name="Index_20_Link">2 Capturas de pantalla<text:tab/>1</text:a></text:p>
          <text:p text:style-name="P1"><text:a xlink:type="simple" xlink:href="#__RefHeading___Toc121_1654951492" text:style-name="Index_20_Link" text:visited-style-name="Index_20_Link">3 Construido con:<text:tab/>1</text:a></text:p>
          <text:p text:style-name="P1"><text:a xlink:type="simple" xlink:href="#__RefHeading___Toc123_1654951492" text:style-name="Index_20_Link" text:visited-style-name="Index_20_Link">4 Layout<text:tab/>1</text:a></text:p>
          <text:p text:style-name="P2"><text:a xlink:type="simple" xlink:href="#__RefHeading___Toc125_1654951492" text:style-name="Index_20_Link" text:visited-style-name="Index_20_Link"><text:s/>a) Colors<text:tab/>1</text:a></text:p>
          <text:p text:style-name="P2"><text:a xlink:type="simple" xlink:href="#__RefHeading___Toc127_1654951492" text:style-name="Index_20_Link" text:visited-style-name="Index_20_Link">Primary<text:tab/>1</text:a></text:p>
          <text:p text:style-name="P2"><text:a xlink:type="simple" xlink:href="#__RefHeading___Toc129_1654951492" text:style-name="Index_20_Link" text:visited-style-name="Index_20_Link">Neutral<text:tab/>1</text:a></text:p>
          <text:p text:style-name="P1"><text:a xlink:type="simple" xlink:href="#__RefHeading___Toc131_1654951492" text:style-name="Index_20_Link" text:visited-style-name="Index_20_Link">5 Tipografía.<text:tab/>2</text:a></text:p>
          <text:p text:style-name="P2"><text:a xlink:type="simple" xlink:href="#__RefHeading___Toc133_1654951492" text:style-name="Index_20_Link" text:visited-style-name="Index_20_Link">Body.<text:tab/>2</text:a></text:p>
          <text:p text:style-name="P2"><text:a xlink:type="simple" xlink:href="#__RefHeading___Toc135_1654951492" text:style-name="Index_20_Link" text:visited-style-name="Index_20_Link">Fuente.<text:tab/>2</text:a></text:p>
        </text:index-body>
      </text:table-of-content>
      <text:h text:style-name="Heading_20_1" text:outline-level="1"><text:bookmark-start text:name="__RefHeading___Toc117_1654951492"/>El reto<text:bookmark-end text:name="__RefHeading___Toc117_1654951492"/></text:h>
      <text:p text:style-name="Standard">Las usuarias deben ser capaces de:</text:p>
      <text:p text:style-name="Standard"/>
      <text:p text:style-name="Standard">Ver el diseño óptimo según el tamaño de la pantalla de su dispositivo.</text:p>
      <text:h text:style-name="Heading_20_1" text:outline-level="1"><text:bookmark-start text:name="__RefHeading___Toc119_1654951492"/>Capturas de pantalla<text:bookmark-end text:name="__RefHeading___Toc119_1654951492"/></text:h>
      <text:h text:style-name="Heading_20_1" text:outline-level="1"><text:bookmark-start text:name="__RefHeading___Toc121_1654951492"/>Construido con:<text:bookmark-end text:name="__RefHeading___Toc121_1654951492"/></text:h>
      <text:list xml:id="list4083049005" text:style-name="L2">
        <text:list-item>
          <text:p text:style-name="P5">HTML5 markup</text:p>
        </text:list-item>
        <text:list-item>
          <text:p text:style-name="P5">CSS custom properties</text:p>
        </text:list-item>
        <text:list-item>
          <text:p text:style-name="P5">Flexbox</text:p>
        </text:list-item>
      </text:list>
      <text:h text:style-name="P3" text:outline-level="1">Layout</text:h>
      <text:h text:style-name="Heading_20_2" text:outline-level="2">Colores</text:h>
      <text:list xml:id="list3781879658" text:style-name="L5">
        <text:list-item>
          <text:p text:style-name="P8">Naranja brillante: hsl(31, 77%, 52%) </text:p>
        </text:list-item>
        <text:list-item>
          <text:p text:style-name="P8">Cian oscuro: hsl(184, 100%, 22%) </text:p>
        </text:list-item>
        <text:list-item>
          <text:p text:style-name="P8">Cian muy oscuro: hsl(179, 100%, 13%)</text:p>
        </text:list-item>
      </text:list>
      <text:list xml:id="list4130295953" text:style-name="L6">
        <text:list-item>
          <text:p text:style-name="P9"><text:span text:style-name="T2">Blanco transparente</text:span> (paragraphs): hsla(0, 0%, 100%, 0.75) </text:p>
        </text:list-item>
        <text:list-item>
          <text:p text:style-name="P9">Gris muy claro (fondo, encabezados, botones): hsl(0, 0%, 95%)</text:p>
        </text:list-item>
      </text:list>
      <text:h text:style-name="P3" text:outline-level="1">Tipografía.</text:h>
      <text:h text:style-name="Heading_20_2" text:outline-level="2">Body.</text:h>
      <text:list xml:id="list329221293" text:style-name="L4">
        <text:list-item>
          <text:p text:style-name="P7">Font size: 15px</text:p>
        </text:list-item>
      </text:list>
      <text:h text:style-name="Heading_20_2" text:outline-level="2"><text:bookmark-start text:name="__RefHeading___Toc135_1654951492"/><text:soft-page-break/>Fuente.<text:bookmark-end text:name="__RefHeading___Toc135_1654951492"/></text:h>
      <text:list xml:id="list2166300792" text:style-name="L3">
        <text:list-item>
          <text:p text:style-name="P6">Family: <text:a xlink:type="simple" xlink:href="https://fonts.google.com/specimen/Lexend+Deca" text:style-name="Internet_20_link" text:visited-style-name="Visited_20_Internet_20_Link">Lexend Deca</text:a></text:p>
        </text:list-item>
        <text:list-item>
          <text:p text:style-name="P6">Weights: 400</text:p>
        </text:list-item>
        <text:list-item>
          <text:p text:style-name="P6">Family: <text:a xlink:type="simple" xlink:href="https://fonts.google.com/specimen/Big+Shoulders+Display" text:style-name="Internet_20_link" text:visited-style-name="Visited_20_Internet_20_Link">Big Shoulders Display</text:a></text:p>
        </text:list-item>
        <text:list-item>
          <text:p text:style-name="P6">Weights: 70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8:16:12.182801130</meta:creation-date>
    <dc:date>2021-12-02T18:53:35.513483602</dc:date>
    <meta:editing-duration>PT5M39S</meta:editing-duration>
    <meta:editing-cycles>1</meta:editing-cycles>
    <meta:document-statistic meta:table-count="0" meta:image-count="0" meta:object-count="0" meta:page-count="2" meta:paragraph-count="34" meta:word-count="132" meta:character-count="684" meta:non-whitespace-character-count="600"/>
    <meta:generator>LibreOffice/6.4.7.2$Linux_X86_64 LibreOffice_project/40$Build-2</meta:generator>
  </office:meta>
</office:document-meta>
</file>